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50000038287554F6DA4051E1B.png" manifest:media-type="image/png"/>
  <manifest:file-entry manifest:full-path="Pictures/1000000100000625000003829A0B73A379986C52.png" manifest:media-type="image/png"/>
  <manifest:file-entry manifest:full-path="Pictures/10000001000006250000038246849661DCFC17DC.png" manifest:media-type="image/png"/>
  <manifest:file-entry manifest:full-path="Pictures/1000000100000625000003825F90E52AF5FFB0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0b5" officeooo:paragraph-rsid="0011e0b5"/>
    </style:style>
    <style:style style:name="P2" style:family="paragraph" style:parent-style-name="Standard">
      <style:text-properties officeooo:rsid="001477b0" officeooo:paragraph-rsid="001477b0"/>
    </style:style>
    <style:style style:name="P3" style:family="paragraph" style:parent-style-name="Standard">
      <style:text-properties officeooo:rsid="0014f69f" officeooo:paragraph-rsid="0014f69f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<draw:frame draw:style-name="fr3" draw:name="Image1" text:anchor-type="char" svg:width="159.37mm" svg:height="90.98mm" draw:z-index="0"><draw:image xlink:href="Pictures/1000000100000625000003825F90E52AF5FFB0D3.png" xlink:type="simple" xlink:show="embed" xlink:actuate="onLoad" draw:mime-type="image/png"/></draw:frame><draw:frame draw:style-name="fr2" draw:name="Image2" text:anchor-type="char" svg:x="4.9mm" svg:y="98.95mm" svg:width="170mm" svg:height="97.05mm" draw:z-index="1"><draw:image xlink:href="Pictures/10000001000006250000038246849661DCFC17DC.png" xlink:type="simple" xlink:show="embed" xlink:actuate="onLoad" draw:mime-type="image/png"/></draw:frame>Akcny zasa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.</text:p>
      <text:p text:style-name="P3"/>
      <text:p text:style-name="P3"><draw:frame draw:style-name="fr2" draw:name="Image3" text:anchor-type="char" svg:x="0mm" svg:y="2.8mm" svg:width="170mm" svg:height="97.05mm" draw:z-index="2"><draw:image xlink:href="Pictures/1000000100000625000003829A0B73A379986C52.png" xlink:type="simple" xlink:show="embed" xlink:actuate="onLoad" draw:mime-type="image/png"/></draw:frame></text:p>
      <text:p text:style-name="P3"><draw:frame draw:style-name="fr1" draw:name="Image4" text:anchor-type="char" svg:width="170mm" svg:height="97.05mm" draw:z-index="3"><draw:image xlink:href="Pictures/10000001000006250000038287554F6DA4051E1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8:10:45.639886078</meta:creation-date>
    <dc:date>2023-10-25T18:44:51.191185848</dc:date>
    <meta:editing-duration>PT23M53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3" meta:word-count="4" meta:character-count="15" meta:non-whitespace-character-count="14"/>
  </office:meta>
</office:document-meta>
</file>